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6500000014D69CC8FB2608B8B2.png" manifest:media-type="image/png"/>
  <manifest:file-entry manifest:full-path="Pictures/10000001000000750000002C39FA41814AA70FB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17in"/>
    </style:style>
    <style:style style:name="co3" style:family="table-column">
      <style:table-column-properties fo:break-before="auto" style:column-width="1.0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dbb6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dbb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dbb6"/>
    </style:style>
    <style:style style:name="ce8" style:family="table-cell" style:parent-style-name="Default">
      <style:table-cell-properties fo:background-color="#ffdbb6"/>
      <style:text-properties fo:color="#c9211e"/>
    </style:style>
    <style:style style:name="ce9" style:family="table-cell" style:parent-style-name="Default">
      <style:table-cell-properties fo:background-color="#ffdbb6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ackground-color="#ffdbb6"/>
      <style:text-properties fo:font-style="italic" style:font-style-asian="italic" style:font-style-complex="italic"/>
    </style:style>
    <style:style style:name="ce11" style:family="table-cell" style:parent-style-name="Default">
      <style:table-cell-properties fo:background-color="transparent"/>
      <style:text-properties fo:color="#c9211e" fo:font-style="italic" style:font-style-asian="italic" style:font-style-complex="italic"/>
    </style:style>
    <style:style style:name="ce12" style:family="table-cell" style:parent-style-name="Default">
      <style:text-properties fo:font-style="italic" style:font-style-asian="italic" style:font-style-complex="italic"/>
    </style:style>
    <style:style style:name="ce13" style:family="table-cell" style:parent-style-name="Default">
      <style:table-cell-properties fo:background-color="#ffdbb6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ext-properties fo:color="#c9211e"/>
    </style:style>
    <style:style style:name="ce1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0.8823in" svg:height="0.3201in" svg:x="8in" svg:y="0.3555in">
            <draw:image xlink:href="Pictures/10000001000000750000002C39FA41814AA70FB4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0.8244in" svg:height="0.1571in" svg:x="9.226in" svg:y="0.3697in">
            <draw:image xlink:href="Pictures/100000010000006500000014D69CC8FB2608B8B2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1" table:default-cell-style-name="ce7"/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3" office:value-type="string" calcext:value-type="string">
            <text:p>TRC module TC calibration coefficients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These values come from a 2 point calibration process using hot and hold water baths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The reading of the thermometer and three readings from each water bath were recorded and averaged for X1, Y1, X2, Y2</text:p>
          </table:table-cell>
          <table:table-cell table:style-name="Default"/>
          <table:table-cell table:number-columns-repeated="8"/>
          <table:table-cell table:style-name="ce17"/>
        </table:table-row>
        <table:table-row table:style-name="ro1">
          <table:table-cell office:value-type="string" calcext:value-type="string">
            <text:p>Intercept and slope are calculated and the coefficients stored here for use in the conf.py file</text:p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table:style-name="ce5" office:value-type="string" calcext:value-type="string">
            <text:p>FINAL VALUES IN CONF.PY FILE ORDER</text:p>
          </table:table-cell>
          <table:table-cell/>
          <table:table-cell table:style-name="ce7" table:number-columns-repeated="2"/>
          <table:table-cell/>
          <table:table-cell table:style-name="ce3" office:value-type="string" calcext:value-type="string">
            <text:p>CALCULATIONS</text:p>
          </table:table-cell>
          <table:table-cell table:number-columns-repeated="3"/>
          <table:table-cell office:value-type="string" calcext:value-type="string">
            <text:p>Calculated</text:p>
          </table:table-cell>
          <table:table-cell/>
        </table:table-row>
        <table:table-row table:style-name="ro1">
          <table:table-cell table:style-name="ce6" office:value-type="string" calcext:value-type="string">
            <text:p>TC Name</text:p>
          </table:table-cell>
          <table:table-cell table:style-name="ce6" office:value-type="string" calcext:value-type="string">
            <text:p>Intercept</text:p>
          </table:table-cell>
          <table:table-cell table:style-name="ce6" office:value-type="string" calcext:value-type="string">
            <text:p>Slope</text:p>
          </table:table-cell>
          <table:table-cell table:style-name="ce13" office:value-type="string" calcext:value-type="string">
            <text:p>Quadratic (if needed)</text:p>
          </table:table-cell>
          <table:table-cell table:style-name="ce1"/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Actual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Actual</text:p>
          </table:table-cell>
          <table:table-cell table:style-name="ce3" office:value-type="string" calcext:value-type="string">
            <text:p>slope</text:p>
          </table:table-cell>
          <table:table-cell table:style-name="ce3" office:value-type="string" calcext:value-type="string">
            <text:p>Intercept</text:p>
          </table:table-cell>
        </table:table-row>
        <table:table-row table:style-name="ro1">
          <table:table-cell table:style-name="ce7" office:value-type="string" calcext:value-type="string">
            <text:p>T103</text:p>
          </table:table-cell>
          <table:table-cell table:formula="of:=ROUND([.K8];4)" office:value-type="float" office:value="-2.5112" calcext:value-type="float">
            <text:p>-2.5112</text:p>
          </table:table-cell>
          <table:table-cell table:style-name="ce7" table:formula="of:=ROUND([.J8];4)" office:value-type="float" office:value="1.0223" calcext:value-type="float">
            <text:p>1.0223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2.02" calcext:value-type="float">
            <text:p>22.02</text:p>
          </table:table-cell>
          <table:table-cell office:value-type="float" office:value="42" calcext:value-type="float">
            <text:p>42</text:p>
          </table:table-cell>
          <table:table-cell office:value-type="float" office:value="43.54" calcext:value-type="float">
            <text:p>43.54</text:p>
          </table:table-cell>
          <table:table-cell table:formula="of:=([.F8]-[.H8])/([.G8]-[.I8])" office:value-type="float" office:value="1.02230483271375" calcext:value-type="float">
            <text:p>1.02230483271375</text:p>
          </table:table-cell>
          <table:table-cell table:formula="of:=[.F8]-([.J8]*[.G8])" office:value-type="float" office:value="-2.51115241635688" calcext:value-type="float">
            <text:p>-2.51115241635688</text:p>
          </table:table-cell>
        </table:table-row>
        <table:table-row table:style-name="ro1">
          <table:table-cell table:style-name="ce7" office:value-type="string" calcext:value-type="string">
            <text:p>T105</text:p>
          </table:table-cell>
          <table:table-cell table:formula="of:=ROUND([.K9];4)" office:value-type="float" office:value="-3.6912" calcext:value-type="float">
            <text:p>-3.6912</text:p>
          </table:table-cell>
          <table:table-cell table:style-name="ce7" table:formula="of:=ROUND([.J9];4)" office:value-type="float" office:value="1.0107" calcext:value-type="float">
            <text:p>1.0107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3.44" calcext:value-type="float">
            <text:p>23.44</text:p>
          </table:table-cell>
          <table:table-cell office:value-type="float" office:value="42" calcext:value-type="float">
            <text:p>42</text:p>
          </table:table-cell>
          <table:table-cell office:value-type="float" office:value="45.2067" calcext:value-type="float">
            <text:p>45.2067</text:p>
          </table:table-cell>
          <table:table-cell table:formula="of:=([.F9]-[.H9])/([.G9]-[.I9])" office:value-type="float" office:value="1.01071820716967" calcext:value-type="float">
            <text:p>1.01071820716967</text:p>
          </table:table-cell>
          <table:table-cell table:formula="of:=[.F9]-([.J9]*[.G9])" office:value-type="float" office:value="-3.69123477605701" calcext:value-type="float">
            <text:p>-3.69123477605701</text:p>
          </table:table-cell>
        </table:table-row>
        <table:table-row table:style-name="ro1">
          <table:table-cell table:style-name="ce7" office:value-type="string" calcext:value-type="string">
            <text:p>T109</text:p>
          </table:table-cell>
          <table:table-cell table:formula="of:=ROUND([.K10];4)" office:value-type="float" office:value="-4.1935" calcext:value-type="float">
            <text:p>-4.1935</text:p>
          </table:table-cell>
          <table:table-cell table:style-name="ce7" table:formula="of:=ROUND([.J10];4)" office:value-type="float" office:value="1.0625" calcext:value-type="float">
            <text:p>1.0625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2.77" calcext:value-type="float">
            <text:p>22.77</text:p>
          </table:table-cell>
          <table:table-cell office:value-type="float" office:value="43" calcext:value-type="float">
            <text:p>43</text:p>
          </table:table-cell>
          <table:table-cell office:value-type="float" office:value="44.4167" calcext:value-type="float">
            <text:p>44.4167</text:p>
          </table:table-cell>
          <table:table-cell table:formula="of:=([.F10]-[.H10])/([.G10]-[.I10])" office:value-type="float" office:value="1.06251761238434" calcext:value-type="float">
            <text:p>1.06251761238434</text:p>
          </table:table-cell>
          <table:table-cell table:formula="of:=[.F10]-([.J10]*[.G10])" office:value-type="float" office:value="-4.19352603399133" calcext:value-type="float">
            <text:p>-4.19352603399133</text:p>
          </table:table-cell>
        </table:table-row>
        <table:table-row table:style-name="ro1">
          <table:table-cell table:style-name="ce7" office:value-type="string" calcext:value-type="string">
            <text:p>T118</text:p>
          </table:table-cell>
          <table:table-cell table:formula="of:=ROUND([.K11];4)" office:value-type="float" office:value="-3.6352" calcext:value-type="float">
            <text:p>-3.6352</text:p>
          </table:table-cell>
          <table:table-cell table:style-name="ce7" table:formula="of:=ROUND([.J11];4)" office:value-type="float" office:value="1.0157" calcext:value-type="float">
            <text:p>1.0157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3.27" calcext:value-type="float">
            <text:p>23.27</text:p>
          </table:table-cell>
          <table:table-cell office:value-type="float" office:value="43.3" calcext:value-type="float">
            <text:p>43.3</text:p>
          </table:table-cell>
          <table:table-cell office:value-type="float" office:value="46.21" calcext:value-type="float">
            <text:p>46.21</text:p>
          </table:table-cell>
          <table:table-cell table:formula="of:=([.F11]-[.H11])/([.G11]-[.I11])" office:value-type="float" office:value="1.01569311246731" calcext:value-type="float">
            <text:p>1.01569311246731</text:p>
          </table:table-cell>
          <table:table-cell table:formula="of:=[.F11]-([.J11]*[.G11])" office:value-type="float" office:value="-3.63517872711421" calcext:value-type="float">
            <text:p>-3.63517872711421</text:p>
          </table:table-cell>
        </table:table-row>
        <table:table-row table:style-name="ro1">
          <table:table-cell table:style-name="ce7" office:value-type="string" calcext:value-type="string">
            <text:p>T107</text:p>
          </table:table-cell>
          <table:table-cell table:formula="of:=ROUND([.K12];4)" office:value-type="float" office:value="-3.7182" calcext:value-type="float">
            <text:p>-3.7182</text:p>
          </table:table-cell>
          <table:table-cell table:style-name="ce7" table:formula="of:=ROUND([.J12];4)" office:value-type="float" office:value="1.0541" calcext:value-type="float">
            <text:p>1.0541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2.5" calcext:value-type="float">
            <text:p>22.5</text:p>
          </table:table-cell>
          <table:table-cell office:value-type="float" office:value="43.5" calcext:value-type="float">
            <text:p>43.5</text:p>
          </table:table-cell>
          <table:table-cell office:value-type="float" office:value="44.793" calcext:value-type="float">
            <text:p>44.793</text:p>
          </table:table-cell>
          <table:table-cell table:formula="of:=([.F12]-[.H12])/([.G12]-[.I12])" office:value-type="float" office:value="1.05414255595927" calcext:value-type="float">
            <text:p>1.05414255595927</text:p>
          </table:table-cell>
          <table:table-cell table:formula="of:=[.F12]-([.J12]*[.G12])" office:value-type="float" office:value="-3.71820750908357" calcext:value-type="float">
            <text:p>-3.71820750908357</text:p>
          </table:table-cell>
        </table:table-row>
        <table:table-row table:style-name="ro1">
          <table:table-cell table:style-name="ce8" office:value-type="string" calcext:value-type="string">
            <text:p>T110 (BAD)</text:p>
          </table:table-cell>
          <table:table-cell table:style-name="ce8" table:formula="of:=ROUND([.K13];4)" office:value-type="string" office:string-value="" calcext:value-type="error">
            <text:p>#DIV/0!</text:p>
          </table:table-cell>
          <table:table-cell table:style-name="ce8" table:formula="of:=ROUND([.J13];4)" office:value-type="string" office:string-value="" calcext:value-type="error">
            <text:p>#DIV/0!</text:p>
          </table:table-cell>
          <table:table-cell table:style-name="ce8" office:value-type="float" office:value="0" calcext:value-type="float">
            <text:p>0</text:p>
          </table:table-cell>
          <table:table-cell table:style-name="ce15" table:number-columns-repeated="5"/>
          <table:table-cell table:style-name="ce15" table:formula="of:=([.F13]-[.H13])/([.G13]-[.I13])" office:value-type="string" office:string-value="" calcext:value-type="error">
            <text:p>#DIV/0!</text:p>
          </table:table-cell>
          <table:table-cell table:style-name="ce15" table:formula="of:=[.F13]-([.J13]*[.G13])" office:value-type="string" office:string-value="" calcext:value-type="error">
            <text:p>#DIV/0!</text:p>
          </table:table-cell>
        </table:table-row>
        <table:table-row table:style-name="ro1">
          <table:table-cell table:style-name="ce7"/>
          <table:table-cell/>
          <table:table-cell table:style-name="ce7" table:number-columns-repeated="2"/>
          <table:table-cell table:number-columns-repeated="7"/>
        </table:table-row>
        <table:table-row table:style-name="ro1">
          <table:table-cell table:style-name="ce7" office:value-type="string" calcext:value-type="string">
            <text:p>RECALIBRATE AFTER FIXING FEMALE COUPLERS</text:p>
          </table:table-cell>
          <table:table-cell/>
          <table:table-cell table:style-name="ce7" table:number-columns-repeated="2"/>
          <table:table-cell table:number-columns-repeated="7"/>
        </table:table-row>
        <table:table-row table:style-name="ro1">
          <table:table-cell table:style-name="ce9" office:value-type="string" calcext:value-type="string">
            <text:p>FINAL VALUES IN CONF.PY FILE ORDER</text:p>
          </table:table-cell>
          <table:table-cell table:style-name="ce10" table:number-columns-repeated="3"/>
          <table:table-cell table:style-name="ce12"/>
          <table:table-cell table:style-name="ce16" office:value-type="string" calcext:value-type="string">
            <text:p>CALCULATIONS</text:p>
          </table:table-cell>
          <table:table-cell table:style-name="ce12" table:number-columns-repeated="3"/>
          <table:table-cell table:style-name="ce12" office:value-type="string" calcext:value-type="string">
            <text:p>Calculated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T115</text:p>
          </table:table-cell>
          <table:table-cell table:style-name="ce10" table:formula="of:=ROUND([.K17];4)" office:value-type="float" office:value="-8.931" calcext:value-type="float">
            <text:p>-8.931</text:p>
          </table:table-cell>
          <table:table-cell table:style-name="ce10" table:formula="of:=ROUND([.J17];4)" office:value-type="float" office:value="1.3807" calcext:value-type="float">
            <text:p>1.3807</text:p>
          </table:table-cell>
          <table:table-cell table:style-name="ce10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20.23" calcext:value-type="float">
            <text:p>20.23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35.44" calcext:value-type="float">
            <text:p>35.44</text:p>
          </table:table-cell>
          <table:table-cell table:style-name="ce12" table:formula="of:=([.F17]-[.H17])/([.G17]-[.I17])" office:value-type="float" office:value="1.38067061143984" calcext:value-type="float">
            <text:p>1.38067061143984</text:p>
          </table:table-cell>
          <table:table-cell table:style-name="ce12" table:formula="of:=[.F17]-([.J17]*[.G17])" office:value-type="float" office:value="-8.93096646942801" calcext:value-type="float">
            <text:p>-8.93096646942801</text:p>
          </table:table-cell>
        </table:table-row>
        <table:table-row table:style-name="ro1">
          <table:table-cell table:style-name="ce10" office:value-type="string" calcext:value-type="string">
            <text:p>T111</text:p>
          </table:table-cell>
          <table:table-cell table:style-name="ce10" table:formula="of:=ROUND([.K18];4)" office:value-type="float" office:value="-3.5038" calcext:value-type="float">
            <text:p>-3.5038</text:p>
          </table:table-cell>
          <table:table-cell table:style-name="ce10" table:formula="of:=ROUND([.J18];4)" office:value-type="float" office:value="1.0665" calcext:value-type="float">
            <text:p>1.0665</text:p>
          </table:table-cell>
          <table:table-cell table:style-name="ce10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21.1" calcext:value-type="float">
            <text:p>21.1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0.79" calcext:value-type="float">
            <text:p>40.79</text:p>
          </table:table-cell>
          <table:table-cell table:style-name="ce12" table:formula="of:=([.F18]-[.H18])/([.G18]-[.I18])" office:value-type="float" office:value="1.066531234129" calcext:value-type="float">
            <text:p>1.066531234129</text:p>
          </table:table-cell>
          <table:table-cell table:style-name="ce12" table:formula="of:=[.F18]-([.J18]*[.G18])" office:value-type="float" office:value="-3.50380904012189" calcext:value-type="float">
            <text:p>-3.50380904012189</text:p>
          </table:table-cell>
        </table:table-row>
        <table:table-row table:style-name="ro1">
          <table:table-cell table:style-name="ce10" office:value-type="string" calcext:value-type="string">
            <text:p>T104</text:p>
          </table:table-cell>
          <table:table-cell table:style-name="ce10" table:formula="of:=ROUND([.K19];4)" office:value-type="float" office:value="-2.4965" calcext:value-type="float">
            <text:p>-2.4965</text:p>
          </table:table-cell>
          <table:table-cell table:style-name="ce10" table:formula="of:=ROUND([.J19];4)" office:value-type="float" office:value="1.0401" calcext:value-type="float">
            <text:p>1.0401</text:p>
          </table:table-cell>
          <table:table-cell table:style-name="ce10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20.667" calcext:value-type="float">
            <text:p>20.667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0.8567" calcext:value-type="float">
            <text:p>40.8567</text:p>
          </table:table-cell>
          <table:table-cell table:style-name="ce12" table:formula="of:=([.F19]-[.H19])/([.G19]-[.I19])" office:value-type="float" office:value="1.04013432591866" calcext:value-type="float">
            <text:p>1.04013432591866</text:p>
          </table:table-cell>
          <table:table-cell table:style-name="ce12" table:formula="of:=[.F19]-([.J19]*[.G19])" office:value-type="float" office:value="-2.49645611376098" calcext:value-type="float">
            <text:p>-2.49645611376098</text:p>
          </table:table-cell>
        </table:table-row>
        <table:table-row table:style-name="ro1">
          <table:table-cell table:style-name="ce10" office:value-type="string" calcext:value-type="string">
            <text:p>T106</text:p>
          </table:table-cell>
          <table:table-cell table:style-name="ce10" table:formula="of:=ROUND([.K20];4)" office:value-type="float" office:value="-12.7429" calcext:value-type="float">
            <text:p>-12.7429</text:p>
          </table:table-cell>
          <table:table-cell table:style-name="ce10" table:formula="of:=ROUND([.J20];4)" office:value-type="float" office:value="1.5676" calcext:value-type="float">
            <text:p>1.5676</text:p>
          </table:table-cell>
          <table:table-cell table:style-name="ce10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20.25" calcext:value-type="float">
            <text:p>20.25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33.6467" calcext:value-type="float">
            <text:p>33.6467</text:p>
          </table:table-cell>
          <table:table-cell table:style-name="ce12" table:formula="of:=([.F20]-[.H20])/([.G20]-[.I20])" office:value-type="float" office:value="1.5675502175909" calcext:value-type="float">
            <text:p>1.5675502175909</text:p>
          </table:table-cell>
          <table:table-cell table:style-name="ce12" table:formula="of:=[.F20]-([.J20]*[.G20])" office:value-type="float" office:value="-12.7428919062157" calcext:value-type="float">
            <text:p>-12.7428919062157</text:p>
          </table:table-cell>
        </table:table-row>
        <table:table-row table:style-name="ro1">
          <table:table-cell table:style-name="ce11" office:value-type="string" calcext:value-type="string">
            <text:p>T116 (BAD)</text:p>
          </table:table-cell>
          <table:table-cell table:style-name="ce10" table:formula="of:=ROUND([.K21];4)" office:value-type="string" office:string-value="" calcext:value-type="error">
            <text:p>#DIV/0!</text:p>
          </table:table-cell>
          <table:table-cell table:style-name="ce11" table:formula="of:=ROUND([.J21];4)" office:value-type="string" office:string-value="" calcext:value-type="error">
            <text:p>#DIV/0!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5"/>
          <table:table-cell table:style-name="ce11" table:formula="of:=([.F21]-[.H21])/([.G21]-[.I21])" office:value-type="string" office:string-value="" calcext:value-type="error">
            <text:p>#DIV/0!</text:p>
          </table:table-cell>
          <table:table-cell table:style-name="ce11" table:formula="of:=[.F21]-([.J21]*[.G21])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string" calcext:value-type="string">
            <text:p>T113</text:p>
          </table:table-cell>
          <table:table-cell table:style-name="ce10" table:formula="of:=ROUND([.K22];4)" office:value-type="float" office:value="-12.9492" calcext:value-type="float">
            <text:p>-12.9492</text:p>
          </table:table-cell>
          <table:table-cell table:style-name="ce10" table:formula="of:=ROUND([.J22];4)" office:value-type="float" office:value="1.5228" calcext:value-type="float">
            <text:p>1.5228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20.98" calcext:value-type="float">
            <text:p>20.98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34.77" calcext:value-type="float">
            <text:p>34.77</text:p>
          </table:table-cell>
          <table:table-cell table:style-name="ce12" table:formula="of:=([.F22]-[.H22])/([.G22]-[.I22])" office:value-type="float" office:value="1.52284263959391" calcext:value-type="float">
            <text:p>1.52284263959391</text:p>
          </table:table-cell>
          <table:table-cell table:style-name="ce12" table:formula="of:=[.F22]-([.J22]*[.G22])" office:value-type="float" office:value="-12.9492385786802" calcext:value-type="float">
            <text:p>-12.9492385786802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formula="of:=ROUND([.K25];4)" office:value-type="float" office:value="0" calcext:value-type="float">
            <text:p>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09:07:33.923458042</meta:creation-date>
    <dc:date>2023-11-10T11:17:32.273338898</dc:date>
    <meta:editing-duration>PT1H49M39S</meta:editing-duration>
    <meta:editing-cycles>16</meta:editing-cycles>
    <meta:generator>LibreOffice/7.3.7.2$Linux_X86_64 LibreOffice_project/30$Build-2</meta:generator>
    <meta:document-statistic meta:table-count="1" meta:cell-count="134" meta:object-count="2"/>
  </office:meta>
</office:document-meta>
</file>